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Quotations">
      <style:paragraph-properties fo:margin-left="0.3937in" fo:margin-right="0.3937in" fo:margin-top="0in" fo:margin-bottom="0in" style:contextual-spacing="false" fo:text-indent="0in" style:auto-text-indent="false" style:writing-mode="lr-tb"/>
    </style:style>
    <style:style style:name="P2" style:family="paragraph" style:parent-style-name="Quotations">
      <style:paragraph-properties fo:margin-left="0.3937in" fo:margin-right="0.3937in" fo:margin-top="0in" fo:margin-bottom="0in" style:contextual-spacing="false" fo:text-indent="0in" style:auto-text-indent="false" style:writing-mode="lr-tb"/>
      <style:text-properties officeooo:rsid="0009a8b1" officeooo:paragraph-rsid="0009a8b1"/>
    </style:style>
    <style:style style:name="T1" style:family="text">
      <style:text-properties officeooo:rsid="0009a8b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5 October 2024</text:p>
      <text:p text:style-name="P2">Jake C. Hood</text:p>
      <text:p text:style-name="P2">+1 (469) 836-7003</text:p>
      <text:p text:style-name="P2"><text:a xlink:type="simple" xlink:href="mailto:jakechood@gmail.com" text:style-name="Internet_20_link" text:visited-style-name="Visited_20_Internet_20_Link">jakechood@gmail.com</text:a></text:p>
      <text:p text:style-name="P2"><text:a xlink:type="simple" xlink:href="https://jakechood.com/" text:style-name="Internet_20_link" text:visited-style-name="Visited_20_Internet_20_Link">https://jakechood.com</text:a> </text:p>
      <text:p text:style-name="P1"/>
      <text:p text:style-name="P1">Dear Hiring Manager,</text:p>
      <text:p text:style-name="P1"/>
      <text:p text:style-name="P1">I am excited to apply for your <text:span text:style-name="T1">Backend Developer </text:span>position at <text:span text:style-name="T1">Unified.</text:span> As an engineer with more than 10 years of experience bridging education, service, and performing arts technologies, I’m certain I can add value and a unique perspective to your solution development team. As a candidate with a strong sense of community and an optimistic outlook, I am excited to grow with your team and to be a part of the change I want to see in the world.</text:p>
      <text:p text:style-name="P1"/>
      <text:p text:style-name="P1"><text:span text:style-name="T1">During my u</text:span>ndergraduate <text:span text:style-name="T1">tenure</text:span> at Western Governors University, I gained web and software development experience through my Computer Software Engineering degree program to complement my existing degree in Theatre from Texas A&amp;M University-Commerce.</text:p>
      <text:p text:style-name="P1"/>
      <text:p text:style-name="P1">My excellent program development, testing, and debugging allow me to produce and review quality code that requires less revision and more fluent documentation. I pair outstanding collaboration and communication with thorough review to support team members in producing high-quality modular code together.</text:p>
      <text:p text:style-name="P1"/>
      <text:p text:style-name="P1">I’m grateful for your time and consideration. I look forward to speaking with you regarding my candidacy and helping <text:span text:style-name="T1">Unified </text:span>achieve current and future business objectives.</text:p>
      <text:p text:style-name="P1"/>
      <text:p text:style-name="P1">Thank you again,</text:p>
      <text:p text:style-name="P1"/>
      <text:p text:style-name="P1">Jake C. Hood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3:47:43.424673131</meta:creation-date>
    <dc:date>2024-10-05T13:50:06.127436710</dc:date>
    <meta:editing-duration>PT2M23S</meta:editing-duration>
    <meta:editing-cycles>1</meta:editing-cycles>
    <meta:document-statistic meta:table-count="0" meta:image-count="0" meta:object-count="0" meta:page-count="1" meta:paragraph-count="12" meta:word-count="201" meta:character-count="1299" meta:non-whitespace-character-count="1109"/>
    <meta:generator>LibreOffice/7.6.6.3$MacOSX_AARCH64 LibreOffice_project/d97b2716a9a4a2ce1391dee1765565ea469b0ae7</meta:generator>
  </office:meta>
</office:document-meta>
</file>